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DVFactory.get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VFactory.createTypeRestriction( String name , String targetNamespace , short finalSet , XSSimpleType base , XSObjectList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VFactory.createBuiltInTypes( SymbolHash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BaseDVFactory.createTypeList( String name , String targetNamespace , short finalSet , XSSimpleType itemType , XSObjectList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VFactory.createTypeUnion( String name , String targetNamespace , short finalSet , XSSimpleType [ ] memberTypes , XSObjectList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DVFactory.getBuiltIn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